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150%"/>
      <style:text-properties style:font-name="PT Mono" officeooo:rsid="0314c089" officeooo:paragraph-rsid="0314c089"/>
    </style:style>
    <style:style style:name="P3" style:family="paragraph" style:parent-style-name="Standard">
      <style:paragraph-properties fo:line-height="150%"/>
      <style:text-properties style:font-name="PT Mono" officeooo:rsid="0314c089" officeooo:paragraph-rsid="0318043c"/>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font-size="8pt" officeooo:rsid="0314c089" fo:background-color="transparent" loext:char-shading-value="0" style:font-size-asian="8pt" style:font-size-complex="8pt"/>
    </style:style>
    <style:style style:name="T4" style:family="text">
      <style:text-properties fo:color="#ffffff" loext:opacity="100%" fo:font-size="8pt" officeooo:rsid="03156ff1" fo:background-color="transparent" loext:char-shading-value="0" style:font-size-asian="8pt" style:font-size-complex="8pt"/>
    </style:style>
    <style:style style:name="T5" style:family="text">
      <style:text-properties fo:color="#ffffff" loext:opacity="100%" fo:font-size="8pt" officeooo:rsid="031620c0" fo:background-color="transparent" loext:char-shading-value="0" style:font-size-asian="8pt" style:font-size-complex="8pt"/>
    </style:style>
    <style:style style:name="T6" style:family="text">
      <style:text-properties fo:color="#ffffff" loext:opacity="100%" fo:font-size="8pt" officeooo:rsid="0316a027" fo:background-color="transparent" loext:char-shading-value="0" style:font-size-asian="8pt" style:font-size-complex="8pt"/>
    </style:style>
    <style:style style:name="T7" style:family="text">
      <style:text-properties fo:color="#ffffff" loext:opacity="100%" fo:font-size="8pt" officeooo:rsid="0318043c" fo:background-color="transparent" loext:char-shading-value="0" style:font-size-asian="8pt" style:font-size-complex="8pt"/>
    </style:style>
    <style:style style:name="T8" style:family="text">
      <style:text-properties fo:color="#ffffff" loext:opacity="100%" fo:font-size="8pt" fo:font-style="italic" fo:background-color="transparent" loext:char-shading-value="0" style:font-size-asian="8pt" style:font-style-asian="italic" style:font-size-complex="8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When Hurricane Helene hit my town, I was </text:span><text:span text:style-name="T4">staying with Bruce and Neville, two cats down the street from where I live</text:span><text:span text:style-name="T1">. It had rained for three days, and, on the third night, became very windy. I was scared but also tired. Loud crashes kept waking me, making me jump out of bed. I looked out the window and saw trees falling all around, but there were only small puddles of water on the ground, so I went back to sleep. I think that was my way of dealing with the fear.</text:span></text:p>
      <text:p text:style-name="P2"><text:span text:style-name="T1"><text:s text:c="3"/>When the sun came out the next day, I walked outside to take a look. The electricity had been off since 5AM and my cell phone was not working either. A tree had crushed the </text:span><text:span text:style-name="T4">car next door</text:span><text:span text:style-name="T1"> and the street was totally impassable. I went through the maze of </text:span><text:span text:style-name="T4">detours</text:span><text:span text:style-name="T1"> up to the main road, clogged with stopped traffic. People were urgently trying to get fuel, leave town or both. When I passed by the gas station, a man was screaming through a megaphone, saying, "</text:span><text:span text:style-name="T8">If you do not like what me or my dad have to say, you can go find gas somewhere else!</text:span><text:span text:style-name="T1">"</text:span></text:p>
      <text:p text:style-name="P2"><text:span text:style-name="T1"><text:s text:c="3"/>I remembered there was a power station downtown, so I decided I would walk to see if it was working. The journey would take over an hour, but it was one I make regularly because I like to walk. I took pictures of devastation on every corner, found power, WiFi </text:span><text:span text:style-name="T5">and coffee</text:span><text:span text:style-name="T1">, texted people to let them know I was safe and uploaded </text:span><text:span text:style-name="T5">my </text:span><text:span text:style-name="T1">photos. I was glad I </text:span><text:soft-page-break/><text:span text:style-name="T1">had been able to walk because the cars were still hardly moving.</text:span></text:p>
      <text:p text:style-name="P2"><text:span text:style-name="T1"/></text:p>
      <text:p text:style-name="P2"><text:span text:style-name="T1">Cell phone service stayed down for five days, very spotty as it returned. The power was out for a week-and-a-half. It took two weeks for running water to </text:span><text:span text:style-name="T4">come back</text:span><text:span text:style-name="T1">, but it is still unsafe to drink and may be that way for a long time. At least we can flush our toilets now! A lot of mental and physical energy went to filling buckets just for that purpose.</text:span></text:p>
      <text:p text:style-name="P2"><text:span text:style-name="T1"><text:s text:c="3"/>But, people are helping everywhere, giving away food, water and other supplies. There are public showers and laundry machines set up where I live in West Asheville and also grants that have been awarded to help artists and musicians, even drummers like myself. Many concerts have been cancelled, but other ones have popped up to replace them. Some people, like restaurant workers, are still unable to return to their jobs. Some places are already going out of business. Some parts of town have been carried away by the river, destroyed completely. </text:span></text:p>
      <text:p text:style-name="P3"><text:span text:style-name="T1"><text:s text:c="3"/>Everyone is doing their part to recover, but our stories will be told in a different way forever. Much like people refer to </text:span><text:span text:style-name="T6">times</text:span><text:span text:style-name="T1"> as before-COVID, in our area, people will be saying things like, "Before </text:span><text:span text:style-name="T7">Hurricane </text:span><text:span text:style-name="T1">Helene," and, "After </text:span><text:span text:style-name="T7">Hurricane </text:span><text:span text:style-name="T1">Helene," for a long time to co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7T20:36:28.440323465</dc:date>
    <meta:editing-duration>P59DT14H15M34S</meta:editing-duration>
    <meta:editing-cycles>664</meta:editing-cycles>
    <meta:generator>LibreOffice/24.2.5.2$MacOSX_X86_64 LibreOffice_project/bffef4ea93e59bebbeaf7f431bb02b1a39ee8a59</meta:generator>
    <meta:print-date>2024-10-25T19:21:39.057662651</meta:print-date>
    <meta:document-statistic meta:table-count="0" meta:image-count="0" meta:object-count="0" meta:page-count="2" meta:paragraph-count="7" meta:word-count="488" meta:character-count="2617" meta:non-whitespace-character-count="2123"/>
  </office:meta>
</office:document-meta>
</file>